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83in" style:contextual-spacing="false"/>
      <style:text-properties officeooo:rsid="00117880" officeooo:paragraph-rsid="00117880" fo:background-color="#ffff00"/>
    </style:style>
    <style:style style:name="P2" style:family="paragraph" style:parent-style-name="Standard">
      <style:paragraph-properties fo:margin-top="0in" fo:margin-bottom="0.0783in" style:contextual-spacing="false"/>
      <style:text-properties officeooo:rsid="00117880" officeooo:paragraph-rsid="0011788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light</text:p>
      <text:p text:style-name="P1"/>
      <text:p text:style-name="P2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6</meta:editing-cycles>
    <meta:editing-duration>PT14M47S</meta:editing-duration>
    <dc:title>Document met titel</dc:title>
    <dc:date>2022-12-05T15:17:56.817148110</dc:date>
    <meta:generator>LibreOfficeDev/7.5.0.0.alpha0$Linux_X86_64 LibreOffice_project/587829d184760e2c99d34ebdf5e8acf9a1eed141</meta:generator>
    <meta:document-statistic meta:table-count="0" meta:image-count="0" meta:object-count="0" meta:page-count="1" meta:paragraph-count="2" meta:word-count="2" meta:character-count="13" meta:non-whitespace-character-count="13"/>
  </office:meta>
</office:document-meta>
</file>